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</style:style>
    <style:style style:name="P18" style:family="paragraph" style:parent-style-name="Standard" style:list-style-name="L6">
      <style:paragraph-properties fo:text-align="start" style:justify-single-word="false"/>
    </style:style>
    <style:style style:name="P19" style:family="paragraph" style:parent-style-name="Standard" style:list-style-name="L7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3" style:family="text">
      <style:text-properties fo:font-size="15pt" fo:font-style="normal" style:text-underline-style="none" fo:font-weight="normal" style:font-size-asian="15pt" style:font-style-asian="italic" style:font-weight-asian="normal" style:font-size-complex="10.5pt" style:font-style-complex="italic" style:font-weight-complex="normal"/>
    </style:style>
    <style:style style:name="T4" style:family="text">
      <style:text-properties fo:font-size="15pt" fo:font-style="normal" style:text-underline-style="none" style:font-size-asian="15pt" style:font-style-asian="italic" style:font-size-complex="10.5pt" style:font-style-complex="italic"/>
    </style:style>
    <style:style style:name="T5" style:family="text">
      <style:text-properties fo:font-size="15pt" style:text-underline-style="none" fo:font-weight="normal" style:font-size-asian="15pt" style:font-weight-asian="normal" style:font-size-complex="10.5pt" style:font-weight-complex="normal"/>
    </style:style>
    <style:style style:name="T6" style:family="text">
      <style:text-properties style:font-name="Liberation Serif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7" style:family="text">
      <style:text-properties style:font-name="Liberation Serif" fo:font-size="10.5pt" fo:font-style="normal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CONFIGURATION</text:p>
      <text:p text:style-name="P2"/>
      <text:p text:style-name="P2"/>
      <text:p text:style-name="P4"/>
      <text:list xml:id="list10162631561" text:style-name="L1">
        <text:list-item>
          <text:p text:style-name="P7">Using samba you can share files between linux and windows.</text:p>
          <text:p text:style-name="P7"/>
        </text:list-item>
        <text:list-item>
          <text:p text:style-name="P7">Install samba packages using yum.</text:p>
          <text:p text:style-name="P7"/>
          <text:list>
            <text:list-item>
              <text:list>
                <text:list-header>
                  <text:p text:style-name="P14">#yum install samba samba-client samba-common</text:p>
                  <text:p text:style-name="P14"/>
                </text:list-header>
              </text:list>
            </text:list-item>
          </text:list>
        </text:list-item>
      </text:list>
      <text:list xml:id="list1228960535" text:style-name="L2">
        <text:list-item>
          <text:p text:style-name="P8"><text:span text:style-name="T1">Create a username</text:span><text:span text:style-name="T2">.</text:span></text:p>
          <text:p text:style-name="P15"/>
          <text:list>
            <text:list-item>
              <text:list>
                <text:list-header>
                  <text:p text:style-name="P15">#useradd test</text:p>
                </text:list-header>
              </text:list>
            </text:list-item>
          </text:list>
        </text:list-item>
      </text:list>
      <text:p text:style-name="P6"/>
      <text:list xml:id="list882421326" text:style-name="L3">
        <text:list-item>
          <text:p text:style-name="P17"><text:span text:style-name="T3">Now create samba password for username</text:span><text:span text:style-name="T3"> “test”.</text:span></text:p>
        </text:list-item>
      </text:list>
      <text:p text:style-name="P5"/>
      <text:p text:style-name="P3"><text:span text:style-name="T3"><text:tab/><text:tab/></text:span><text:span text:style-name="T7">#</text:span><text:span text:style-name="Source_20_Text"><text:span text:style-name="T6">smbpasswd -a test</text:span></text:span></text:p>
      <text:p text:style-name="P5"/>
      <text:list xml:id="list1143994740" text:style-name="L4">
        <text:list-item>
          <text:p text:style-name="P10">Create a folder called share in the root directory.</text:p>
        </text:list-item>
      </text:list>
      <text:p text:style-name="P5"/>
      <text:p text:style-name="P3"><text:span text:style-name="T3"><text:tab/><text:tab/></text:span><text:span text:style-name="T6">#</text:span><text:span text:style-name="Source_20_Text"><text:span text:style-name="T6">mkdir /share</text:span></text:span></text:p>
      <text:p text:style-name="P5"/>
      <text:list xml:id="list1402393168" text:style-name="L5">
        <text:list-item>
          <text:p text:style-name="P11">Set permission for the share folder.</text:p>
          <text:p text:style-name="P11"/>
          <text:list>
            <text:list-item>
              <text:list>
                <text:list-header>
                  <text:p text:style-name="P16">#chmod -R 777 /share</text:p>
                </text:list-header>
              </text:list>
            </text:list-item>
          </text:list>
        </text:list-item>
      </text:list>
      <text:p text:style-name="P5"/>
      <text:list xml:id="list1630491904" text:style-name="L6">
        <text:list-item>
          <text:p text:style-name="P18"><text:span text:style-name="T3">Open the file </text:span><text:span text:style-name="Emphasis"><text:span text:style-name="T5">/etc/samba/smb.conf</text:span></text:span><text:span text:style-name="T3"> and go in the end of file and do editing (Before editing the file , please copy the file to another location for backup ) . </text:span></text:p>
        </text:list-item>
      </text:list>
      <text:p text:style-name="P5"/>
      <text:p text:style-name="P3"><text:span text:style-name="T3"><text:tab/><text:tab/></text:span><text:span text:style-name="T6">#[share]</text:span></text:p>
      <text:p text:style-name="P3"><text:span text:style-name="Source_20_Text"><text:span text:style-name="T6"><text:tab/><text:tab/>#path = /share</text:span></text:span></text:p>
      <text:p text:style-name="P3"><text:span text:style-name="Source_20_Text"><text:span text:style-name="T6"><text:tab/><text:tab/>#writable = yes</text:span></text:span></text:p>
      <text:p text:style-name="P3"><text:span text:style-name="Source_20_Text"><text:span text:style-name="T6"><text:tab/><text:tab/>#browseable = yes<text:line-break/><text:tab/><text:tab/>#valid users = test</text:span></text:span></text:p>
      <text:p text:style-name="P5"/>
      <text:list xml:id="list351395669" text:style-name="L7">
        <text:list-item>
          <text:p text:style-name="P12">Now restart Samba service.</text:p>
        </text:list-item>
      </text:list>
      <text:p text:style-name="P5"/>
      <text:p text:style-name="P5"><text:s text:c="8"/><text:tab/><text:tab/>Service smb restart</text:p>
      <text:p text:style-name="P5"><text:s text:c="7"/><text:tab/><text:tab/>Service nmb restart <text:s text:c="3"/></text:p>
      <text:p text:style-name="P5"/>
      <text:p text:style-name="P6"><text:s text:c="8"/><text:tab/> <text:s/><text:tab/>#chkconfig smb on</text:p>
      <text:p text:style-name="P6"><text:s text:c="8"/><text:tab/> <text:s/><text:tab/>#chkconfig nmb on</text:p>
      <text:list xml:id="list134331271" text:continue-numbering="true" text:style-name="L7">
        <text:list-header>
          <text:p text:style-name="P12"/>
        </text:list-header>
        <text:list-item>
          <text:p text:style-name="P19"><text:span text:style-name="T3">Now try to login from your Windows system, type the address </text:span><text:soft-page-break/><text:span text:style-name="Strong_20_Emphasis"><text:span text:style-name="T2">\\192.168.2.55\share</text:span></text:span><text:span text:style-name="T3"> and enter username as </text:span><text:span text:style-name="Strong_20_Emphasis"><text:span text:style-name="T4">test</text:span></text:span><text:span text:style-name="T3"> and give password <text:s/>to access the share fold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4-01-06T10:14:35</meta:creation-date>
    <dc:date>2015-10-19T12:49:16</dc:date>
    <dc:creator>ss4u </dc:creator>
    <meta:editing-duration>PT1H19M10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2" meta:paragraph-count="23" meta:word-count="155" meta:character-count="926" meta:non-whitespace-character-count="743"/>
  </office:meta>
</office:document-meta>
</file>